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inherit" svg:font-family="inherit"/>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inherit" fo:font-size="6.5pt"/>
    </style:style>
    <style:style style:name="P2" style:family="paragraph" style:parent-style-name="Text_20_body" style:list-style-name="L5">
      <style:paragraph-properties fo:line-height="150%" fo:text-align="justify" style:justify-single-word="false"/>
      <style:text-properties officeooo:paragraph-rsid="000ef69f"/>
    </style:style>
    <style:style style:name="P3" style:family="paragraph" style:parent-style-name="Text_20_body">
      <style:paragraph-properties fo:line-height="150%" fo:text-align="justify" style:justify-single-word="false"/>
      <style:text-properties style:font-name="Liberation Serif" fo:font-size="12pt" style:font-size-asian="12pt" style:font-size-complex="12pt" loext:padding="0cm" loext:border="none"/>
    </style:style>
    <style:style style:name="P4" style:family="paragraph" style:parent-style-name="Text_20_body">
      <style:paragraph-properties fo:line-height="150%" fo:text-align="justify" style:justify-single-word="false"/>
      <style:text-properties style:font-name="Liberation Serif" fo:font-size="12pt" officeooo:paragraph-rsid="000ef69f" style:font-size-asian="12pt" style:font-size-complex="12pt" loext:padding="0cm" loext:border="none"/>
    </style:style>
    <style:style style:name="P5" style:family="paragraph" style:parent-style-name="Text_20_body" style:list-style-name="L5">
      <style:paragraph-properties fo:margin-top="0cm" fo:margin-bottom="0cm" loext:contextual-spacing="false" fo:line-height="130%" fo:padding="0cm" fo:border="none"/>
      <style:text-properties style:font-name="Liberation Serif" fo:font-size="12pt" style:font-size-asian="12pt" style:font-size-complex="12pt" loext:padding="0cm" loext:border="none"/>
    </style:style>
    <style:style style:name="P6"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7"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inherit" fo:font-size="7.5pt" fo:letter-spacing="normal" fo:font-style="normal" fo:font-weight="normal" loext:padding="0cm" loext:border="none"/>
    </style:style>
    <style:style style:name="P8" style:family="paragraph" style:parent-style-name="Text_20_body">
      <style:paragraph-properties fo:margin-left="0cm" fo:margin-right="0cm" fo:margin-top="0.071cm" fo:margin-bottom="0.071cm" loext:contextual-spacing="false" fo:text-align="start" style:justify-single-word="false" fo:orphans="2" fo:widows="2" fo:text-indent="0cm" style:auto-text-indent="false"/>
      <style:text-properties fo:font-variant="normal" fo:text-transform="none" fo:color="#242729" style:font-name="Liberation Serif" fo:font-size="12pt" fo:letter-spacing="normal" fo:font-style="normal" fo:font-weight="normal" style:font-size-asian="12pt" style:font-size-complex="12pt" loext:padding="0cm" loext:border="non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0ef69f"/>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list-style-name="L2">
      <style:paragraph-properties fo:line-height="150%" fo:text-align="justify" style:justify-single-word="false"/>
    </style:style>
    <style:style style:name="P13" style:family="paragraph" style:parent-style-name="Standard" style:list-style-name="L3">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rsid="000ef69f" officeooo:paragraph-rsid="000ef69f"/>
    </style:style>
    <style:style style:name="P15" style:family="paragraph" style:parent-style-name="Standard">
      <style:paragraph-properties fo:margin-left="0.035cm" fo:margin-right="0.035cm" fo:margin-top="0.035cm" fo:margin-bottom="0.035cm" loext:contextual-spacing="false" fo:text-align="start" style:justify-single-word="false" fo:orphans="2" fo:widows="2" fo:text-indent="0cm" style:auto-text-indent="false"/>
      <style:text-properties fo:font-variant="normal" fo:text-transform="none" fo:color="#242729" style:font-name="Arial" fo:font-size="6.5pt" fo:letter-spacing="normal" fo:font-style="normal" fo:font-weight="normal" style:font-name-asian="Arial" style:font-size-asian="6.5pt" style:font-style-asian="normal" style:font-weight-asian="normal" style:font-name-complex="Arial" style:font-size-complex="6.5pt" style:font-style-complex="normal" style:font-weight-complex="normal" loext:padding="0cm" loext:border="none"/>
    </style:style>
    <style:style style:name="T1" style:family="text">
      <style:text-properties style:font-name="inherit" fo:font-size="6.5pt" loext:padding="0cm" loext:border="none"/>
    </style:style>
    <style:style style:name="T2" style:family="text">
      <style:text-properties fo:font-size="6pt"/>
    </style:style>
    <style:style style:name="T3" style:family="text">
      <style:text-properties style:font-name="Arial" fo:font-size="6.5pt" loext:padding="0cm" loext:border="none"/>
    </style:style>
    <style:style style:name="T4" style:family="text">
      <style:text-properties fo:color="#005999" style:font-name="inherit" fo:font-size="6.5pt" style:text-underline-style="solid" style:text-underline-width="auto" style:text-underline-color="font-color" loext:padding="0cm" loext:border="none"/>
    </style:style>
    <style:style style:name="T5" style:family="text">
      <style:text-properties fo:color="#0077cc" style:text-line-through-style="none" style:text-line-through-type="none" style:font-name="inherit" fo:font-size="6.5pt" style:text-underline-style="none" style:text-blinking="false" loext:padding="0cm" loext:border="none"/>
    </style:style>
    <style:style style:name="T6" style:family="text">
      <style:text-properties fo:font-variant="normal" fo:text-transform="none" fo:color="#6a737c" style:font-name="inherit" fo:font-size="6pt" fo:letter-spacing="normal" fo:font-style="normal" fo:font-weight="normal" fo:background-color="#e1ecf4" loext:char-shading-value="0" loext:padding="0cm" loext:border="none"/>
    </style:style>
    <style:style style:name="T7" style:family="text">
      <style:text-properties style:font-name="Liberation Serif"/>
    </style:style>
    <style:style style:name="T8" style:family="text">
      <style:text-properties style:font-name="Liberation Serif" fo:font-size="12pt" style:font-size-asian="12pt" style:font-size-complex="12pt" loext:padding="0cm" loext:border="none"/>
    </style:style>
    <style:style style:name="T9" style:family="text">
      <style:text-properties officeooo:rsid="000ef69f"/>
    </style:style>
    <style:style style:name="T10" style:family="text">
      <style:text-properties fo:font-weight="bold" style:font-weight-asian="bold" style:font-weight-complex="bold"/>
    </style:style>
    <style:style style:name="T11" style:family="text">
      <style:text-properties fo:font-weight="bold" officeooo:rsid="000ef69f" style:font-weight-asian="bold" style:font-weight-complex="bold"/>
    </style:style>
    <style:style style:name="fr1" style:family="graphic" style:parent-style-name="Frame">
      <style:graphic-properties fo:margin-left="0.035cm" fo:margin-right="0.053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span text:style-name="T10">Way around throws clause :</text:span></text:p>
      <text:list xml:id="list896435648" text:style-name="L1">
        <text:list-item>
          <text:p text:style-name="P11">throws keyword is required only for checked exception and usage of throws keyword for unchecked exception is meaningless. throws keyword is required only to convince compiler and usage of throws keyword does not prevent abnormal termination of program.</text:p>
        </text:list-item>
      </text:list>
      <text:p text:style-name="P10"><text:tab/>By the help of throws keyword we can provide information to the caller of the method about <text:tab/>the exception. You can throw unchecked exceptions without having to declare them if you <text:tab/>really want to. Unchecked exceptions <text:s/>extend RuntimeException. Throwables that extend <text:tab/>Error are also unchecked, but should only be used for <text:s/>really serious issues (such as invalid <text:tab/>bytecode).As a specific case, Java 8 added UncheckedIOException for wrapping and <text:tab/>rethrowing IOExcept</text:p>
      <text:p text:style-name="P9"/>
      <text:list xml:id="list3757422979" text:style-name="L2">
        <text:list-item>
          <text:p text:style-name="P12">class Utils</text:p>
        </text:list-item>
      </text:list>
      <text:p text:style-name="P9"><text:tab/>{</text:p>
      <text:p text:style-name="P9"><text:tab/> <text:s text:c="3"/>@SuppressWarnings("unchecked")</text:p>
      <text:p text:style-name="P9"><text:tab/> <text:s text:c="3"/>private static &lt;T extends Throwable&gt; void throwException(Throwable exception, Object <text:tab/>dummy) throws T</text:p>
      <text:p text:style-name="P9"><text:tab/> <text:s text:c="3"/>{</text:p>
      <text:p text:style-name="P9"><text:tab/> <text:s text:c="7"/>throw (T) exception;</text:p>
      <text:p text:style-name="P9"><text:tab/> <text:s text:c="3"/>}</text:p>
      <text:p text:style-name="P9"/>
      <text:p text:style-name="P9"><text:tab/> <text:s text:c="3"/>public static void throwException(Throwable exception)</text:p>
      <text:p text:style-name="P9"><text:tab/> <text:s text:c="3"/>{</text:p>
      <text:p text:style-name="P9"><text:tab/> <text:s text:c="7"/>Utils.&lt;RuntimeException&gt;throwException(exception, null);</text:p>
      <text:p text:style-name="P9"><text:tab/> <text:s text:c="3"/>}</text:p>
      <text:p text:style-name="P9"><text:tab/>}</text:p>
      <text:p text:style-name="P9"/>
      <text:p text:style-name="P9"><text:tab/>public class Test</text:p>
      <text:p text:style-name="P9"><text:tab/>{</text:p>
      <text:p text:style-name="P9"><text:tab/> <text:s text:c="3"/>public static void main(String[] args)</text:p>
      <text:p text:style-name="P9"><text:tab/> <text:s text:c="3"/>{</text:p>
      <text:p text:style-name="P9"><text:tab/> <text:s text:c="7"/>Utils.throwException(new Exception("This is an exception!"));</text:p>
      <text:p text:style-name="P9"><text:tab/> <text:s text:c="3"/>}</text:p>
      <text:p text:style-name="P9"><text:tab/>}</text:p>
      <text:p text:style-name="P9"><text:s/></text:p>
      <text:list xml:id="list2200486794" text:style-name="L3">
        <text:list-item>
          <text:p text:style-name="P13"><text:soft-page-break/>A third option is to opt out of exception checking (just like the Standard API itself has to do sometimes) and wrap the checked exception in a RuntimeException: throw new RuntimeException(originalException) and use a more specific subclass of RuntimeException.</text:p>
        </text:list-item>
      </text:list>
      <text:p text:style-name="P9"/>
      <text:list xml:id="list151124598777148" text:continue-numbering="true" text:style-name="L3">
        <text:list-item>
          <text:p text:style-name="P13">there is a way to throw a checked exception without adding the throws declaration, by using the sun.misc.Unsafe class.</text:p>
        </text:list-item>
      </text:list>
      <text:p text:style-name="P3"/>
      <text:p text:style-name="P4"><text:span text:style-name="T9">2. </text:span><text:span text:style-name="T11">Difference between errors, exceptions, and runtime exception:</text:span></text:p>
      <text:list xml:id="list4227290786" text:style-name="L5">
        <text:list-item>
          <text:p text:style-name="P2"><text:span text:style-name="T8">Throwable is at the top off all exceptions. Underneath Throwable you have Error and Exception. Underneath Exception you have RuntimeException.</text:span></text:p>
        </text:list-item>
        <text:list-item>
          <text:p text:style-name="P5">Java has two types of exceptions - checked and unchecked. Checked exceptions are enforced by the compiler (you have to declare them in the throws clause and catch them eventually). Unchecked exceptions are not enforced for catching or declaring in throws clause.</text:p>
        </text:list-item>
        <text:list-item>
          <text:p text:style-name="P5">(Controversial part of the answer)</text:p>
        </text:list-item>
        <text:list-item>
          <text:p text:style-name="P5">Throwable exists so that there is a parent for all exception types. You should never declare that you throw Throwable and never catch it (unless you really really really know what you are doing).</text:p>
        </text:list-item>
        <text:list-item>
          <text:p text:style-name="P5">Error exists to indicate issues with the runtime environment, things that your program probably cannot recover from, such as a badly formatted class file or the VM running out of memory. You should not catch an Error unless you really know what you are doing.</text:p>
        </text:list-item>
        <text:list-item>
          <text:p text:style-name="P5">Exception exists as the root for all non-programmer errors (see RuntimeException for the "exception" to this) , such as a file cannot be created because the disk is full. You should not throw, throws, or catch Exception. If you have to catch Exception make sure you know what you are doing.</text:p>
        </text:list-item>
        <text:list-item>
          <text:p text:style-name="P5">RuntimeException exists to indicate all programmer error, such as going past the end of an array or calling a method on a null object. These are things that you should fix so that they do not throw exceptions - the indicate that you, the programmer, screwed up the code. Again, you should not catch these unless you know what you are doing.</text:p>
        </text:list-item>
      </text:list>
      <text:p text:style-name="P8"/>
      <text:p text:style-name="P9"><draw:frame draw:style-name="fr1" draw:name="Frame1" text:anchor-type="char" svg:width="0.041cm" draw:z-index="0"><draw:text-box fo:min-height="0.041cm"><text:p text:style-name="P1">gold badges</text:p></draw:text-box></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inherit" svg:font-family="inherit"/>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5:03:21.010000000</meta:creation-date>
    <dc:date>2019-07-29T15:11:22.972000000</dc:date>
    <meta:editing-duration>PT8M7S</meta:editing-duration>
    <meta:editing-cycles>1</meta:editing-cycles>
    <meta:document-statistic meta:table-count="0" meta:image-count="0" meta:object-count="0" meta:page-count="2" meta:paragraph-count="34" meta:word-count="500" meta:character-count="3213" meta:non-whitespace-character-count="2665"/>
    <meta:generator>LibreOffice/6.2.4.2$Windows_X86_64 LibreOffice_project/2412653d852ce75f65fbfa83fb7e7b669a126d64</meta:generator>
  </office:meta>
</office:document-meta>
</file>